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R1.setH( boolean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setE( boolea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i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setA( List &lt; Integer &gt;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setC( List &lt; ObjectQ1_A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setG( int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setI( long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setK( List &lt; ObjectM1_A &gt;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setD( boolea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is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1.setJ( long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